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.80000019073486pt" style:font-size-asian="9.80000019073486pt" style:font-size-complex="9.80000019073486pt"/>
    </style:style>
    <style:style style:name="P5" style:family="paragraph" style:parent-style-name="Standard" style:list-style-name="L1">
      <style:text-properties fo:font-size="11.5pt" style:font-size-asian="11.5pt" style:font-size-complex="11.5pt"/>
    </style:style>
    <style:style style:name="P6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8" style:family="paragraph" style:parent-style-name="Standard">
      <style:text-properties fo:font-size="9.80000019073486pt" style:font-size-asian="9.80000019073486pt" style:font-size-complex="9.80000019073486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7792418149597301054" text:style-name="L1">
        <text:list-item>
          <text:p text:style-name="P5">Lower than usual heart rate. </text:p>
          <text:p text:style-name="P5">In the morning while still in bed it is about 40 bpm, down about 7 beats from what it was in July. </text:p>
          <text:p text:style-name="P5">During the day sitting in a chair it is about 47 bpm, down about 12 beats from what it was in July. </text:p>
        </text:list-item>
        <text:list-item>
          <text:p text:style-name="P5">Fatigue</text:p>
        </text:list-item>
        <text:list-item>
          <text:p text:style-name="P5">Heart skipping about every 10<text:span text:style-name="T1">th</text:span> beat.</text:p>
        </text:list-item>
        <text:list-item>
          <text:p text:style-name="P5">periodic dizziness</text:p>
        </text:list-item>
        <text:list-item>
          <text:p text:style-name="P5"><text:soft-page-break/>puffy feeling left side of face</text:p>
        </text:list-item>
        <text:list-item>
          <text:p text:style-name="P5">slight sick feeling when dizzy</text:p>
        </text:list-item>
        <text:list-item>
          <text:p text:style-name="P6">slight headache most of the time</text:p>
        </text:list-item>
        <text:list-item>
          <text:p text:style-name="P6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33648829" text:continue-numbering="true" text:style-name="L1">
        <text:list-header>
          <text:p text:style-name="P5">In the morning while still in bed it is about 51 bpm, up about 11 beats from what it was on Sept 13. </text:p>
          <text:p text:style-name="P7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</text:p>
      <text:p text:style-name="P3"/>
      <text:p text:style-name="P4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  <text:p text:style-name="P4"><text:soft-page-break/>Oct 6 PRB=51 <text:span text:style-name="T11">2x50 mg of CoQ10</text:span></text:p>
      <text:p text:style-name="P4">Oct 7 PRB=53 <text:span text:style-name="T11">2x50 mg of CoQ10</text:span></text:p>
      <text:p text:style-name="P4">Oct 8 PRB=51 no CoQ10 <text:s/>No Co Q10 Too much of it has made me a little dizzy again.</text:p>
      <text:p text:style-name="P4">Oct 9 PRB=48 no CoQ10 <text:s/>No CoQ10 No dizziness. I decided to take 50 mg CoQ10 when my PRB is <text:span text:style-name="T8">less than 47 bp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09T13:46:44.07</dc:date>
    <dc:creator>James Lombardi</dc:creator>
    <meta:editing-duration>PT13H55M25S</meta:editing-duration>
    <meta:editing-cycles>89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3" meta:paragraph-count="63" meta:word-count="1532" meta:character-count="7899"/>
  </office:meta>
</office:document-meta>
</file>